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1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AD5611BKSZ  Digital to Analogue Converter, 10 bit, Serial, 2.7V to 5.5V</text:p>
          </table:table-cell>
          <table:table-cell office:value-type="float" office:value="2096189" calcext:value-type="float">
            <text:p>2096189</text:p>
          </table:table-cell>
          <table:table-cell office:value-type="float" office:value="10" calcext:value-type="float">
            <text:p>10</text:p>
          </table:table-cell>
          <table:table-cell office:value-type="float" office:value="1.1586" calcext:value-type="float">
            <text:p>1,1586</text:p>
          </table:table-cell>
          <table:table-cell table:formula="of:=[.C4]*[.D4]" office:value-type="float" office:value="11.586" calcext:value-type="float">
            <text:p>11,586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office:value-type="float" office:value="2334931" calcext:value-type="float">
            <text:p>2334931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1.9" calcext:value-type="float">
            <text:p>1,9</text:p>
          </table:table-cell>
          <table:table-cell office:value-type="string" calcext:value-type="string">
            <text:p>http://www.farnell.com/datasheets/18747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  <table:table-cell table:formula="of:=[.C7]*[.D7]" office:value-type="float" office:value="3.15" calcext:value-type="float">
            <text:p>3,15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8]*[.D8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9]*[.D9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20" calcext:value-type="float">
            <text:p>20</text:p>
          </table:table-cell>
          <table:table-cell office:value-type="float" office:value="0.0311" calcext:value-type="float">
            <text:p>0,0311</text:p>
          </table:table-cell>
          <table:table-cell table:formula="of:=[.C10]*[.D10]" office:value-type="float" office:value="0.622" calcext:value-type="float">
            <text:p>0,62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1]*[.D11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2]*[.D12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3]*[.D13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4]*[.D14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5]*[.D15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6]*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7]*[.D17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8]*[.D18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9]*[.D19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L Series, 1 µF, 50 V, Radial Can</text:p>
          </table:table-cell>
          <table:table-cell office:value-type="float" office:value="2466226" calcext:value-type="float">
            <text:p>2466226</text:p>
          </table:table-cell>
          <table:table-cell office:value-type="float" office:value="5" calcext:value-type="float">
            <text:p>5</text:p>
          </table:table-cell>
          <table:table-cell office:value-type="float" office:value="0.142" calcext:value-type="float">
            <text:p>0,142</text:p>
          </table:table-cell>
          <table:table-cell table:formula="of:=[.C20]*[.D20]" office:value-type="float" office:value="0.71" calcext:value-type="float">
            <text:p>0,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I Series, 10 µF, 16 V, Radial Can</text:p>
          </table:table-cell>
          <table:table-cell office:value-type="float" office:value="2466275" calcext:value-type="float">
            <text:p>2466275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,158</text:p>
          </table:table-cell>
          <table:table-cell table:formula="of:=[.C21]*[.D21]" office:value-type="float" office:value="0.79" calcext:value-type="float">
            <text:p>0,7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2]*[.D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3]*[.D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4]*[.D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25]*[.D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04" calcext:value-type="float">
            <text:p>1,04</text:p>
          </table:table-cell>
          <table:table-cell table:formula="of:=[.C26]*[.D26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27]*[.D27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28]*[.D28]" office:value-type="float" office:value="6.44" calcext:value-type="float">
            <text:p>6,44</text:p>
          </table:table-cell>
          <table:table-cell table:number-columns-repeated="2"/>
          <table:table-cell office:value-type="string" calcext:value-type="string">
            <text:p>6mm shaft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C29]*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0]*[.D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2]*[.D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3]*[.D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4]*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5]*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6]*[.D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7]*[.D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8]*[.D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9]*[.D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39])" office:value-type="float" office:value="56.761" calcext:value-type="float">
            <text:p>56,761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.00.0000</text:date>, <text:time style:data-style-name="N2" text:time-value="17:56:33.0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5-11-12T20:03:22.980000000</dc:date>
    <meta:editing-duration>PT4H47M57S</meta:editing-duration>
    <meta:editing-cycles>10</meta:editing-cycles>
    <meta:generator>LibreOffice/4.4.5.2$Windows_x86 LibreOffice_project/a22f674fd25a3b6f45bdebf25400ed2adff0ff99</meta:generator>
    <meta:document-statistic meta:table-count="1" meta:cell-count="136" meta:object-count="0"/>
  </office:meta>
</office:document-meta>
</file>